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1666in" fo:margin-bottom="0.1666in"/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  <style:text-properties style:font-name="Aptos" style:font-name-asian="Aptos" style:font-name-complex="Aptos" fo:color="#000000"/>
    </style:style>
    <style:style style:name="P4" style:parent-style-name="Normal" style:family="paragraph">
      <style:paragraph-properties fo:margin-bottom="0in"/>
    </style:style>
    <style:style style:name="T5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6" style:parent-style-name="Fuentedepárrafopredeter." style:family="text">
      <style:text-properties style:font-name="Aptos" style:font-name-asian="Aptos" style:font-name-complex="Aptos" fo:color="#000000"/>
    </style:style>
    <style:style style:name="P7" style:parent-style-name="Normal" style:family="paragraph">
      <style:paragraph-properties fo:margin-bottom="0in"/>
    </style:style>
    <style:style style:name="T8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9" style:parent-style-name="Fuentedepárrafopredeter." style:family="text">
      <style:text-properties style:font-name="Aptos" style:font-name-asian="Aptos" style:font-name-complex="Aptos" fo:color="#000000"/>
    </style:style>
    <style:style style:name="T10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1" style:parent-style-name="Fuentedepárrafopredeter." style:family="text">
      <style:text-properties style:font-name="Aptos" style:font-name-asian="Aptos" style:font-name-complex="Aptos" fo:color="#000000"/>
    </style:style>
    <style:style style:name="P12" style:parent-style-name="Normal" style:family="paragraph">
      <style:paragraph-properties fo:margin-bottom="0in"/>
    </style:style>
    <style:style style:name="T13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4" style:parent-style-name="Fuentedepárrafopredeter." style:family="text">
      <style:text-properties style:font-name="Aptos" style:font-name-asian="Aptos" style:font-name-complex="Aptos" fo:color="#000000"/>
    </style:style>
    <style:style style:name="P15" style:parent-style-name="Normal" style:family="paragraph">
      <style:paragraph-properties fo:margin-bottom="0in"/>
    </style:style>
    <style:style style:name="T16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7" style:parent-style-name="Fuentedepárrafopredeter." style:family="text">
      <style:text-properties style:font-name="Aptos" style:font-name-asian="Aptos" style:font-name-complex="Aptos" fo:color="#000000"/>
    </style:style>
    <style:style style:name="P18" style:parent-style-name="Normal" style:family="paragraph">
      <style:paragraph-properties fo:margin-bottom="0.1666in" fo:background-color="#F8F9FA"/>
    </style:style>
    <style:style style:name="T19" style:parent-style-name="Fuentedepárrafopredeter." style:family="text">
      <style:text-properties style:font-name="Segoe UI" style:font-name-asian="Segoe UI" style:font-name-complex="Segoe UI" fo:color="#212529"/>
    </style:style>
    <style:style style:name="T20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1" style:parent-style-name="Fuentedepárrafopredeter." style:family="text">
      <style:text-properties style:font-name="Segoe UI" style:font-name-asian="Segoe UI" style:font-name-complex="Segoe UI" fo:color="#212529"/>
    </style:style>
    <style:style style:name="T22" style:parent-style-name="Fuentedepárrafopredeter." style:family="text"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T23" style:parent-style-name="Fuentedepárrafopredeter." style:family="text">
      <style:text-properties style:font-name="Segoe UI" style:font-name-asian="Segoe UI" style:font-name-complex="Segoe UI" fo:color="#212529"/>
    </style:style>
    <style:style style:name="P24" style:parent-style-name="Párrafodelista" style:list-style-name="LFO1" style:family="paragraph">
      <style:paragraph-properties fo:margin-top="0.1666in" fo:margin-bottom="0.1666in" fo:background-color="#F8F9FA"/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P25" style:parent-style-name="Párrafodelista" style:family="paragraph">
      <style:paragraph-properties fo:margin-top="0.1666in" fo:margin-bottom="0.1666in" fo:background-color="#F8F9FA"/>
      <style:text-properties style:font-name="Segoe UI" style:font-name-asian="Segoe UI" style:font-name-complex="Segoe UI" fo:color="#212529"/>
    </style:style>
    <style:style style:name="P26" style:parent-style-name="Párrafodelista" style:list-style-name="LFO1" style:family="paragraph">
      <style:paragraph-properties fo:margin-top="0.1666in" fo:margin-bottom="0.1666in" fo:background-color="#F8F9FA"/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P27" style:parent-style-name="Párrafodelista" style:family="paragraph">
      <style:paragraph-properties fo:margin-top="0.1666in" fo:margin-bottom="0.1666in" fo:background-color="#F8F9FA"/>
      <style:text-properties style:font-name="Segoe UI" style:font-name-asian="Segoe UI" style:font-name-complex="Segoe UI" fo:color="#212529"/>
    </style:style>
    <style:style style:name="P28" style:parent-style-name="Párrafodelista" style:list-style-name="LFO1" style:family="paragraph">
      <style:paragraph-properties fo:margin-top="0.1666in" fo:margin-bottom="0.1666in" fo:background-color="#F8F9FA"/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P29" style:parent-style-name="Párrafodelista" style:family="paragraph">
      <style:paragraph-properties fo:margin-top="0.1666in" fo:margin-bottom="0.1666in" fo:background-color="#F8F9FA"/>
    </style:style>
    <style:style style:name="T30" style:parent-style-name="Fuentedepárrafopredeter." style:family="text">
      <style:text-properties style:font-name="Segoe UI" style:font-name-asian="Segoe UI" style:font-name-complex="Segoe UI" fo:color="#212529"/>
    </style:style>
    <style:style style:name="T31" style:parent-style-name="Fuentedepárrafopredeter." style:family="text">
      <style:text-properties style:font-name="Segoe UI" style:font-name-asian="Segoe UI" style:font-name-complex="Segoe UI" fo:color="#212529"/>
    </style:style>
    <style:style style:name="T32" style:parent-style-name="Fuentedepárrafopredeter." style:family="text">
      <style:text-properties style:font-name="Segoe UI" style:font-name-asian="Segoe UI" style:font-name-complex="Segoe UI" fo:color="#212529"/>
    </style:style>
    <style:style style:name="P33" style:parent-style-name="Párrafodelista" style:list-style-name="LFO1" style:family="paragraph">
      <style:paragraph-properties fo:margin-top="0.1666in" fo:margin-bottom="0.1666in" fo:background-color="#F8F9FA"/>
      <style:text-properties style:font-name="Segoe UI" style:font-name-asian="Segoe UI" style:font-name-complex="Segoe UI" fo:font-weight="bold" style:font-weight-asian="bold" style:font-weight-complex="bold" fo:color="#212529"/>
    </style:style>
    <style:style style:name="P34" style:parent-style-name="Párrafodelista" style:family="paragraph">
      <style:paragraph-properties fo:margin-top="0.1666in" fo:margin-bottom="0.1666in" fo:background-color="#F8F9FA"/>
      <style:text-properties style:font-name="Segoe UI" style:font-name-asian="Segoe UI" style:font-name-complex="Segoe UI" fo:color="#212529"/>
    </style:style>
    <style:style style:name="P35" style:parent-style-name="Párrafodelista" style:family="paragraph">
      <style:paragraph-properties fo:margin-top="0.1666in" fo:margin-bottom="0.1666in" fo:background-color="#F8F9FA"/>
      <style:text-properties style:font-name="Segoe UI" style:font-name-asian="Segoe UI" style:font-name-complex="Segoe UI" fo:color="#212529"/>
    </style:style>
    <style:style style:name="P36" style:parent-style-name="Normal" style:family="paragraph">
      <style:paragraph-properties fo:margin-left="0.4916in">
        <style:tab-stops/>
      </style:paragraph-properties>
    </style:style>
    <style:style style:name="T37" style:parent-style-name="Fuentedepárrafopredeter." style:family="text">
      <style:text-properties fo:color="#7F7F7F"/>
    </style:style>
    <style:style style:name="T38" style:parent-style-name="Fuentedepárrafopredeter." style:family="text">
      <style:text-properties fo:color="#7F7F7F"/>
    </style:style>
    <style:style style:name="P39" style:parent-style-name="Normal" style:family="paragraph">
      <style:paragraph-properties fo:text-indent="0.4916in"/>
      <style:text-properties fo:color="#7F7F7F"/>
    </style:style>
    <style:style style:name="P40" style:parent-style-name="Normal" style:family="paragraph">
      <style:paragraph-properties fo:text-indent="0.4916in"/>
      <style:text-properties fo:color="#7F7F7F"/>
    </style:style>
    <style:style style:name="P41" style:parent-style-name="Normal" style:family="paragraph">
      <style:paragraph-properties fo:text-indent="0.4916in"/>
    </style:style>
    <style:style style:name="T42" style:parent-style-name="Fuentedepárrafopredeter." style:family="text">
      <style:text-properties fo:color="#7F7F7F"/>
    </style:style>
    <style:style style:name="P43" style:parent-style-name="Normal" style:family="paragraph">
      <style:paragraph-properties fo:text-indent="0.4916in"/>
    </style:style>
    <style:style style:name="T44" style:parent-style-name="Fuentedepárrafopredeter." style:family="text">
      <style:text-properties fo:color="#7F7F7F" fo:language="en" fo:country="US"/>
    </style:style>
    <style:style style:name="P45" style:parent-style-name="Normal" style:family="paragraph">
      <style:paragraph-properties fo:text-indent="0.4916in"/>
      <style:text-properties fo:color="#7F7F7F"/>
    </style:style>
    <style:style style:name="P46" style:parent-style-name="Normal" style:family="paragraph">
      <style:paragraph-properties fo:text-indent="0.4916in"/>
      <style:text-properties fo:color="#7F7F7F"/>
    </style:style>
    <style:style style:name="P47" style:parent-style-name="Normal" style:family="paragraph">
      <style:paragraph-properties fo:margin-bottom="0in"/>
    </style:style>
    <style:style style:name="T48" style:parent-style-name="Fuentedepárrafopredeter." style:family="text">
      <style:text-properties fo:color="#7F7F7F"/>
    </style:style>
    <style:style style:name="T49" style:parent-style-name="Fuentedepárrafopredeter." style:family="text">
      <style:text-properties fo:color="#7F7F7F"/>
    </style:style>
    <style:style style:name="T50" style:parent-style-name="Fuentedepárrafopredeter." style:family="text">
      <style:text-properties fo:color="#7F7F7F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</style:style>
    <style:style style:name="T53" style:parent-style-name="Fuentedepárrafopredeter." style:family="text">
      <style:text-properties fo:color="#7F7F7F"/>
    </style:style>
    <style:style style:name="T54" style:parent-style-name="Fuentedepárrafopredeter." style:family="text">
      <style:text-properties fo:color="#000000"/>
    </style:style>
    <style:style style:name="P55" style:parent-style-name="Normal" style:family="paragraph">
      <style:paragraph-properties fo:margin-bottom="0in" fo:text-indent="0.4916in"/>
    </style:style>
    <style:style style:name="T56" style:parent-style-name="Fuentedepárrafopredeter." style:family="text">
      <style:text-properties fo:color="#7F7F7F"/>
    </style:style>
    <style:style style:name="T57" style:parent-style-name="Fuentedepárrafopredeter." style:family="text">
      <style:text-properties fo:color="#000000"/>
    </style:style>
    <style:style style:name="P58" style:parent-style-name="Normal" style:family="paragraph">
      <style:paragraph-properties fo:margin-bottom="0in"/>
    </style:style>
    <style:style style:name="T59" style:parent-style-name="Fuentedepárrafopredeter." style:family="text">
      <style:text-properties fo:color="#7F7F7F" fo:language="en" fo:country="US"/>
    </style:style>
    <style:style style:name="P60" style:parent-style-name="Normal" style:family="paragraph">
      <style:paragraph-properties fo:margin-bottom="0in"/>
    </style:style>
    <style:style style:name="T61" style:parent-style-name="Fuentedepárrafopredeter." style:family="text">
      <style:text-properties style:font-name="Aptos" style:font-name-asian="Aptos" style:font-name-complex="Aptos" fo:color="#7F7F7F"/>
    </style:style>
    <style:style style:name="T62" style:parent-style-name="Fuentedepárrafopredeter." style:family="text">
      <style:text-properties style:font-name="Aptos" style:font-name-asian="Aptos" style:font-name-complex="Aptos" fo:color="#7F7F7F"/>
    </style:style>
    <style:style style:name="P63" style:parent-style-name="Normal" style:family="paragraph">
      <style:paragraph-properties fo:margin-bottom="0in" fo:margin-left="0.4916in" fo:background-color="#FFFFFF">
        <style:tab-stops/>
      </style:paragraph-properties>
      <style:text-properties style:font-name="Aptos" style:font-name-asian="Aptos" style:font-name-complex="Aptos" fo:color="#7F7F7F"/>
    </style:style>
    <style:style style:name="P64" style:parent-style-name="Normal" style:family="paragraph">
      <style:paragraph-properties fo:margin-bottom="0in" fo:margin-left="0.4916in" fo:background-color="#FFFFFF">
        <style:tab-stops/>
      </style:paragraph-properties>
      <style:text-properties style:font-name="Aptos" style:font-name-asian="Aptos" style:font-name-complex="Aptos" fo:color="#7F7F7F"/>
    </style:style>
    <style:style style:name="P65" style:parent-style-name="Normal" style:family="paragraph">
      <style:paragraph-properties fo:margin-bottom="0in" fo:margin-left="0.4916in" fo:background-color="#FFFFFF">
        <style:tab-stops/>
      </style:paragraph-properties>
      <style:text-properties style:font-name="Aptos" style:font-name-asian="Aptos" style:font-name-complex="Aptos" fo:color="#7F7F7F"/>
    </style:style>
    <style:style style:name="T66" style:parent-style-name="Fuentedepárrafopredeter." style:family="text">
      <style:text-properties fo:color="#7F7F7F"/>
    </style:style>
    <style:style style:name="P67" style:parent-style-name="Normal" style:family="paragraph">
      <style:paragraph-properties fo:text-indent="0.4916in"/>
      <style:text-properties fo:color="#7F7F7F"/>
    </style:style>
    <style:style style:name="P68" style:parent-style-name="Normal" style:family="paragraph">
      <style:paragraph-properties fo:text-indent="0.4916in"/>
    </style:style>
    <style:style style:name="T69" style:parent-style-name="Fuentedepárrafopredeter." style:family="text">
      <style:text-properties fo:color="#7F7F7F"/>
    </style:style>
    <style:style style:name="T70" style:parent-style-name="Fuentedepárrafopredeter." style:family="text">
      <style:text-properties fo:color="#7F7F7F"/>
    </style:style>
    <style:style style:name="P71" style:parent-style-name="Normal" style:family="paragraph">
      <style:paragraph-properties fo:text-indent="0.4916in"/>
    </style:style>
    <style:style style:name="T72" style:parent-style-name="Fuentedepárrafopredeter." style:family="text">
      <style:text-properties fo:color="#7F7F7F" fo:language="en" fo:country="US"/>
    </style:style>
    <style:style style:name="T73" style:parent-style-name="Fuentedepárrafopredeter." style:family="text">
      <style:text-properties fo:color="#000000"/>
    </style:style>
    <style:style style:name="P74" style:parent-style-name="Normal" style:family="paragraph">
      <style:paragraph-properties fo:text-indent="0.4916in"/>
      <style:text-properties fo:color="#7F7F7F"/>
    </style:style>
    <style:style style:name="P75" style:parent-style-name="Normal" style:family="paragraph">
      <style:paragraph-properties fo:break-before="page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Hipervínculo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Desarrollo WEB en Entorno Servidor:</text:span></text:p>
      <text:p text:style-name="P3">Comparativa entre Apache y Nginx ejecutando PHP en Ubuntu</text:p>
      <text:p text:style-name="P4"><text:span text:style-name="T5">Alumno:</text:span><text:span text:style-name="T6"><text:s/>Fara Santeyana, María Guillermina.</text:span></text:p>
      <text:p text:style-name="P7"><text:span text:style-name="T8">NIA</text:span><text:span text:style-name="T9">: 13298631.</text:span><text:line-break/><text:span text:style-name="T10">Curso:</text:span><text:span text:style-name="T11"><text:s/>2do DAW.</text:span></text:p>
      <text:p text:style-name="P12"><text:span text:style-name="T13">Instituto:<text:s/></text:span><text:span text:style-name="T14">I.E.S La Sènia.</text:span></text:p>
      <text:p text:style-name="P15"><text:span text:style-name="T16">Año:</text:span><text:span text:style-name="T17"><text:s/>2025-2026.</text:span></text:p>
      <text:p text:style-name="P18"><text:line-break/><text:span text:style-name="T19">Instala y configura los servidores<text:s/></text:span><text:span text:style-name="T20">Apache</text:span><text:span text:style-name="T21"><text:s/>y<text:s/></text:span><text:span text:style-name="T22">Nginx</text:span><text:span text:style-name="T23"><text:s/>en tu máquina virtual Ubuntu. Para cada servidor, crea un script sencillo en PHP que muestre un mensaje indicando el servidor en el que se ejecuta. Accede a ambos scripts desde el navegador y compara su comportamiento. Documenta los pasos realizados para instalar y configurar cada servidor y responde a las siguientes preguntas:</text:span></text:p>
      <text:list text:style-name="LFO1" text:continue-numbering="true">
        <text:list-item>
          <text:p text:style-name="P24">¿Qué diferencias has observado entre Apache y Nginx al ejecutar PHP?</text:p>
        </text:list-item>
      </text:list>
      <text:p text:style-name="P25">La principal diferencia que noté es a la hora de ejecución del script, tener solamente instalado php no es suficiente para Nginx ya que lo detecta como un texto plano y descarga el archivo en<text:s/>lugar<text:s/>de ejecutar el script, para esto es necesario descargar php-fpm<text:s/>y agregar una configuración de la que hablo abajo<text:s/>para que<text:s/>pueda interpretado el<text:s/>script.<text:s/>Apache no necesita esta configuración adicional.</text:p>
      <text:list text:style-name="LFO1" text:continue-numbering="true">
        <text:list-item>
          <text:p text:style-name="P26">¿Cuál te ha parecido más sencillo de configurar? Indica el motivo</text:p>
        </text:list-item>
      </text:list>
      <text:p text:style-name="P27">Me resultó mucho más sencillo instalar apache, por no necesitar la configurar de php-fpm. Es suficiente con la descarga estándar de php.<text:s/></text:p>
      <text:list text:style-name="LFO1" text:continue-numbering="true">
        <text:list-item>
          <text:p text:style-name="P28">¿Qué modelo de ejecución utiliza cada uno (procesos, hilos, eventos)? Razona la respuesta</text:p>
        </text:list-item>
      </text:list>
      <text:p text:style-name="P29"><text:span text:style-name="T30">Nginx utiliza modelo de ejecución por eventos<text:s/></text:span><text:line-break/><text:span text:style-name="T31">Apache en cambio<text:s/></text:span><text:span text:style-name="T32">utiliza procesos e hilos</text:span></text:p>
      <text:list text:style-name="LFO1" text:continue-numbering="true">
        <text:list-item>
          <text:p text:style-name="P33">¿Cuál crees que sería más eficiente para una web con mucho tráfico? Justifica la respuesta</text:p>
        </text:list-item>
      </text:list>
      <text:p text:style-name="P34">Nginx es más eficiente para alto tráfico, por su modelo de ejecución en eventos, que son acciones específicas y no es necesario crear múltiples hilos o procesos. Apache puede tener los problemas que atraen las ejecuciones en<text:s/>hilo<text:s/>como son la sobrecarga; también puede traer problemas al crear procesos hijos en cada conexión, consumiendo mayor cantidad de recursos. Los Multi-Processing Modules que determinan cómo se gestionan estos procesos e hilos (Prefork,<text:s/>Worker, Event).</text:p>
      <text:p text:style-name="P35"/>
      <text:p text:style-name="Normal">Para instalar apache, será necesario ejecutar<text:s/>los<text:s/>siguientes<text:s/>comandos.</text:p>
      <text:p text:style-name="P36"><text:span text:style-name="T37">Sudo apt update</text:span><text:line-break/><text:span text:style-name="T38">sudo apt install apache2</text:span></text:p>
      <text:p text:style-name="Normal">Con el siguiente comando podemos verificar el estado del servicio<text:tab/></text:p>
      <text:p text:style-name="P39">sudo systemctl status apache2</text:p>
      <text:p text:style-name="Normal">Tendremos que instalar también php<text:s/></text:p>
      <text:p text:style-name="P40">Sudo apt update<text:s/></text:p>
      <text:p text:style-name="P41"><text:span text:style-name="T42">Sudo apt install PHP<text:s/></text:span></text:p>
      <text:p text:style-name="Normal">He creado un fichero con el script<text:s/>y luego con el<text:s/>siguiente<text:s/>comando<text:s/>logro mostrar el mensaje del script<text:s/>desde “localhost/script.php”</text:p>
      <text:p text:style-name="P43"><text:span text:style-name="T44">Sudo cp New\ Folder/script.php /var/www/html/script.php</text:span><text:line-break/></text:p>
      <text:p text:style-name="Normal">Para instalar Nginx<text:s/>ejecutamos los comandos:</text:p>
      <text:p text:style-name="P45">sudo apt update<text:s/></text:p>
      <text:p text:style-name="P46">sudo apt install nginx</text:p>
      <text:p text:style-name="P47">También es necesario instalar php8.3-fpm porque Nginx no interpreta por sí solo PHP.<text:line-break/><text:tab/><text:span text:style-name="T48">sudo apt i</text:span><text:span text:style-name="T49">ns</text:span><text:span text:style-name="T50">tall php8.3-fpm<text:s/></text:span></text:p>
      <text:p text:style-name="P51">Además, será necesario configurar el<text:s/>archivo para definir la versión de php y sumar<text:s/>la configuración que<text:s/>permite a los procesos PHP interactuar con el servidor web</text:p>
      <text:p text:style-name="P52"><text:span text:style-name="T53">sudo nano /etc/nginx/sites-enabled/default</text:span><text:line-break/><text:span text:style-name="T54">agregamos la siguiente línea en el bloque de php</text:span></text:p>
      <text:p text:style-name="P55"><text:span text:style-name="T56">fastcgi_pass unix:/run/php/php8.3-fpm.sock;</text:span><text:span text:style-name="T57"><text:s/></text:span></text:p>
      <text:p text:style-name="P58"><text:span text:style-name="T59"><text:s text:c="3"/></text:span></text:p>
      <text:p text:style-name="P60">El siguiente<text:s/>error se debe a que en el puerto :80 ya se encuentra ocupado por Apache.<text:span text:style-name="T61"><text:s text:c="5"/></text:span><text:line-break/><text:span text:style-name="T62"><text:s text:c="2"/>Docs: man:nginx(8)</text:span></text:p>
      <text:p text:style-name="P63"><text:s text:c="4"/>Process: 1317 ExecStartPre=/usr/sbin/nginx -t -q -g daemon on; master_process on; (code=exited, status=0/SUCCESS)</text:p>
      <text:p text:style-name="P64"><text:s text:c="4"/>Process: 1328 ExecStart=/usr/sbin/nginx -g daemon on; master_process on; (code=exited, status=1/FAILURE)</text:p>
      <text:p text:style-name="P65"><text:s text:c="8"/>CPU: 108ms</text:p>
      <text:p text:style-name="Normal"><text:s/>Para este ejercicio probé<text:s/>cambiando el puerto de<text:s/>Apache a<text:s/>:8080<text:s/>modificando los ficheros de configuración<text:s/><text:line-break/><text:tab/><text:span text:style-name="T66">sudo nano /etc/apache2/sites-enabled/000-default.conf</text:span></text:p>
      <text:p text:style-name="P67">sudo nano /etc/apache2/ports.conf</text:p>
      <text:p text:style-name="P68"><text:line-break/><text:s/><text:s/>También<text:s/>detuve<text:s/>la ejecución de apache<text:line-break/><text:tab/><text:span text:style-name="T69">sudo systemctl stop apache2</text:span><text:line-break/><text:tab/><text:span text:style-name="T70">sudo systemctl disable apache2</text:span></text:p>
      <text:p text:style-name="Normal">Para continuar con la ejecución del script con Nginx ejecuté el<text:s/>siguiente<text:s/>comando.</text:p>
      <text:p text:style-name="P71"><text:span text:style-name="T72">sudo cp “New Folder/script.php” var/www/html/script.php</text:span><text:line-break/></text:p>
      <text:p text:style-name="Normal"><text:span text:style-name="T73">Personalmente ocupe el mismo fichero script para el ejemplo, cambiando el mensaje<text:s/></text:span><text:line-break/></text:p>
      <text:p text:style-name="Normal"/>
      <text:p text:style-name="P74"/>
      <text:p text:style-name="Normal"/>
      <text:p text:style-name="Normal"/>
      <text:p text:style-name="P75"/>
      <text:p text:style-name="Normal"><text:a xlink:href="https://kinsta.com/es/base-de-conocimiento/instalar-nginx/" office:target-frame-name="_top" xlink:show="replace"><text:span text:style-name="Hipervínculo">https://kinsta.com/es/base-de-conocimiento/instalar-nginx/</text:span></text:a></text:p>
      <text:p text:style-name="P76"><text:a xlink:href="https://www.vps-mart.com/blog/how-to-install-php-8_1-for-nginx-on-ubuntu-20_04" office:target-frame-name="_top" xlink:show="replace"><text:span text:style-name="T77">https://www.vps-mart.com/blog/how-to-install-php-8_1-for-nginx-on-ubuntu-20_04</text:span></text:a></text:p>
      <text:p text:style-name="Normal"/>
      <text:p text:style-name="Normal"><text:a xlink:href="https://www.ionos.es/digitalguide/servidores/configuracion/instalar-apache-en-ubuntu/" office:target-frame-name="_top" xlink:show="replace"><text:span text:style-name="Hipervínculo">https://www.ionos.es/digitalguide/servidores/configuracion/instalar-apache-en-ubuntu/</text:span></text:a></text:p>
      <text:p text:style-name="Normal"/>
      <text:p text:style-name="Normal"><text:a xlink:href="https://stackoverflow.com/questions/51525710/nginx-failed-to-start-a-high-performance-web-server-and-a-reverse-proxy-server" office:target-frame-name="_top" xlink:show="replace"><text:span text:style-name="Hipervínculo">https://stackoverflow.com/questions/51525710/nginx-failed-to-start-a-high-performance-web-server-and-a-reverse-proxy-server</text:span></text:a></text:p>
      <text:p text:style-name="Normal"/>
      <text:p text:style-name="Normal"><text:a xlink:href="https://es.stackoverflow.com/questions/601850/los-archivos-php-se-descargan-en-lugar-de-ejecutarse-con-php8-1-fpm-nginx-ubuntu" office:target-frame-name="_top" xlink:show="replace"><text:span text:style-name="Hipervínculo">https://es.stackoverflow.com/questions/601850/los-archivos-php-se-descargan-en-lugar-de-ejecutarse-con-php8-1-fpm-nginx-ubuntu</text:span></text:a></text:p>
      <text:p text:style-name="Normal"/>
      <text:p text:style-name="Normal"><text:a xlink:href="https://www.solvetic.com/tutoriales/article/5012-como-cambiar-puerto-http-apache-en-linux/" office:target-frame-name="_top" xlink:show="replace"><text:span text:style-name="Hipervínculo">https://www.solvetic.com/tutoriales/article/5012-como-cambiar-puerto-http-apache-en-linux/</text:span></text:a></text:p>
      <text:p text:style-name="Normal"/>
      <text:p text:style-name="Normal"><text:a xlink:href="https://www.arsys.es/blog/que-es-apache-y-para-que-sirve" office:target-frame-name="_top" xlink:show="replace"><text:span text:style-name="Hipervínculo">https://www.arsys.es/blog/que-es-apache-y-para-que-sirve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5-10-01T11:37:00Z</meta:creation-date>
    <dc:date>2025-10-01T11:37:00Z</dc:date>
    <meta:template xlink:href="Normal.dotm" xlink:type="simple"/>
    <meta:editing-cycles>1</meta:editing-cycles>
    <meta:editing-duration>PT0S</meta:editing-duration>
    <meta:document-statistic meta:page-count="1" meta:paragraph-count="10" meta:word-count="808" meta:character-count="5247" meta:row-count="37" meta:non-whitespace-character-count="4449"/>
  </office:meta>
</office:document-meta>
</file>